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32pt" style:font-size-asian="32pt" style:font-size-complex="3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3" table:number-rows-spanned="4">
            <text:p>FAKE DATA</text:p>
          </table:table-cell>
          <table:covered-table-cell table:number-columns-repeated="12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######</text:p>
          </table:table-cell>
          <table:table-cell office:value-type="float" office:value="94293423" calcext:value-type="float">
            <text:p>94293423</text:p>
          </table:table-cell>
          <table:table-cell office:value-type="string" calcext:value-type="string">
            <text:p>sdff</text:p>
          </table:table-cell>
          <table:table-cell table:style-name="ce2" office:value-type="string" calcext:value-type="string" table:number-columns-spanned="2" table:number-rows-spanned="19">
            <text:p>Secured information</text:p>
          </table:table-cell>
          <table:covered-table-cell/>
          <table:table-cell office:value-type="string" calcext:value-type="string">
            <text:p>####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aslkfjsas</text:p>
          </table:table-cell>
          <table:table-cell table:style-name="ce2" office:value-type="string" calcext:value-type="string" table:number-columns-spanned="2" table:number-rows-spanned="19">
            <text:p>hidden files</text:p>
          </table:table-cell>
          <table:covered-table-cell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######</text:p>
          </table:table-cell>
          <table:table-cell office:value-type="float" office:value="94293424" calcext:value-type="float">
            <text:p>94293424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######</text:p>
          </table:table-cell>
          <table:table-cell office:value-type="float" office:value="94293425" calcext:value-type="float">
            <text:p>94293425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######</text:p>
          </table:table-cell>
          <table:table-cell office:value-type="float" office:value="94293426" calcext:value-type="float">
            <text:p>94293426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######</text:p>
          </table:table-cell>
          <table:table-cell office:value-type="float" office:value="94293427" calcext:value-type="float">
            <text:p>94293427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######</text:p>
          </table:table-cell>
          <table:table-cell office:value-type="float" office:value="94293428" calcext:value-type="float">
            <text:p>94293428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######</text:p>
          </table:table-cell>
          <table:table-cell office:value-type="float" office:value="94293429" calcext:value-type="float">
            <text:p>94293429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######</text:p>
          </table:table-cell>
          <table:table-cell office:value-type="float" office:value="94293430" calcext:value-type="float">
            <text:p>94293430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######</text:p>
          </table:table-cell>
          <table:table-cell office:value-type="float" office:value="94293431" calcext:value-type="float">
            <text:p>94293431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######</text:p>
          </table:table-cell>
          <table:table-cell office:value-type="float" office:value="94293432" calcext:value-type="float">
            <text:p>94293432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######</text:p>
          </table:table-cell>
          <table:table-cell office:value-type="float" office:value="94293433" calcext:value-type="float">
            <text:p>94293433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######</text:p>
          </table:table-cell>
          <table:table-cell office:value-type="float" office:value="94293434" calcext:value-type="float">
            <text:p>94293434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######</text:p>
          </table:table-cell>
          <table:table-cell office:value-type="float" office:value="94293435" calcext:value-type="float">
            <text:p>94293435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######</text:p>
          </table:table-cell>
          <table:table-cell office:value-type="float" office:value="94293436" calcext:value-type="float">
            <text:p>94293436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######</text:p>
          </table:table-cell>
          <table:table-cell office:value-type="float" office:value="94293437" calcext:value-type="float">
            <text:p>94293437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######</text:p>
          </table:table-cell>
          <table:table-cell office:value-type="float" office:value="94293438" calcext:value-type="float">
            <text:p>94293438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######</text:p>
          </table:table-cell>
          <table:table-cell office:value-type="float" office:value="94293439" calcext:value-type="float">
            <text:p>94293439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######</text:p>
          </table:table-cell>
          <table:table-cell office:value-type="float" office:value="94293440" calcext:value-type="float">
            <text:p>94293440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######</text:p>
          </table:table-cell>
          <table:table-cell office:value-type="float" office:value="94293441" calcext:value-type="float">
            <text:p>94293441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00:05:12.422929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0:34:50.627663662</meta:creation-date>
    <dc:date>2019-09-18T00:05:38.940325375</dc:date>
    <meta:editing-duration>PT7M9S</meta:editing-duration>
    <meta:editing-cycles>2</meta:editing-cycles>
    <meta:generator>LibreOffice/6.0.7.3$Linux_X86_64 LibreOffice_project/00m0$Build-3</meta:generator>
    <meta:document-statistic meta:table-count="1" meta:cell-count="155" meta:object-count="0"/>
  </office:meta>
</office:document-meta>
</file>